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l.facebook.com/l.php?u=https%3A%2F%2F1drv.ms%2Ff%2Fs%21AmdfsWnlz1PjoXTjZjs3w8HYnKc_&amp;h=ATPaqHcU8XoKPMpPa4jC4V5sb1WtORU0BGHsspcldJkP3EyX2lAsnx4_9DME55LR8cyDl1NIzVqVfUcqD3W2g_pPlPL-VTxH8abDmLkvwE5iGt8B8emWq0qKl3yXbpqA" office:target-frame-name="_blank" xlink:show="new" text:style-name="Internet_20_link" text:visited-style-name="Visited_20_Internet_20_Link">https://1drv.ms/f/s!AmdfsWnlz1PjoXTjZjs3w8HYnKc_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2:19:37.211584425</meta:creation-date>
    <dc:date>2017-03-28T02:28:44.829070751</dc:date>
    <meta:editing-duration>PT9M9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5.1.4.2$Linux_X86_64 LibreOffice_project/10m0$Build-2</meta:generator>
  </office:meta>
</office:document-meta>
</file>